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09261" calcext:value-type="float">
            <text:p>0.6209261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6172914" calcext:value-type="float">
            <text:p>0.6172914</text:p>
          </table:table-cell>
          <table:table-cell office:value-type="float" office:value="0.6245472" calcext:value-type="float">
            <text:p>0.6245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65976" calcext:value-type="float">
            <text:p>0.2565976</text:p>
          </table:table-cell>
          <table:table-cell office:value-type="float" office:value="0.0016663" calcext:value-type="float">
            <text:p>0.0016663</text:p>
          </table:table-cell>
          <table:table-cell office:value-type="float" office:value="0.2533452" calcext:value-type="float">
            <text:p>0.2533452</text:p>
          </table:table-cell>
          <table:table-cell office:value-type="float" office:value="0.2598772" calcext:value-type="float">
            <text:p>0.2598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24763" calcext:value-type="float">
            <text:p>0.1224763</text:p>
          </table:table-cell>
          <table:table-cell office:value-type="float" office:value="0.0012508" calcext:value-type="float">
            <text:p>0.0012508</text:p>
          </table:table-cell>
          <table:table-cell office:value-type="float" office:value="0.1200458" calcext:value-type="float">
            <text:p>0.1200458</text:p>
          </table:table-cell>
          <table:table-cell office:value-type="float" office:value="0.124949" calcext:value-type="float">
            <text:p>0.124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7:13:57.107000000</dc:date>
    <meta:editing-duration>PT2H36M43S</meta:editing-duration>
    <meta:editing-cycles>14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